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99cm" draw:marker-end-width="0.299cm" draw:fill-color="#ffffff" draw:textarea-horizontal-align="center" draw:textarea-vertical-align="middle" fo:padding-top="0.124cm" fo:padding-bottom="0.124cm" fo:padding-left="0.249cm" fo:padding-right="0.249cm"/>
    </style:style>
    <style:style style:name="gr2" style:family="graphic" style:parent-style-name="standard">
      <style:graphic-properties svg:stroke-width="0cm" draw:marker-start-width="0.299cm" draw:marker-end-width="0.299cm" draw:fill="solid" draw:fill-color="#b3b3b3" draw:textarea-horizontal-align="center" draw:textarea-vertical-align="middle" fo:padding-top="0.124cm" fo:padding-bottom="0.124cm" fo:padding-left="0.249cm" fo:padding-right="0.249cm"/>
    </style:style>
    <style:style style:name="gr3" style:family="graphic" style:parent-style-name="standard">
      <style:graphic-properties svg:stroke-width="0cm" draw:marker-start-width="0.299cm" draw:marker-end-width="0.299cm" draw:fill="solid" draw:fill-color="#e6e6e6" draw:textarea-horizontal-align="justify" draw:textarea-vertical-align="middle" draw:auto-grow-height="false" fo:padding-top="0.124cm" fo:padding-bottom="0.124cm" fo:padding-left="0.249cm" fo:padding-right="0.249cm" draw:shadow="visible"/>
    </style:style>
    <style:style style:name="gr4" style:family="graphic" style:parent-style-name="standard">
      <style:graphic-properties svg:stroke-width="0cm" draw:marker-start-width="0.299cm" draw:marker-end-width="0.299cm" draw:fill="solid" draw:fill-color="#b3b3b3" draw:textarea-horizontal-align="justify" draw:textarea-vertical-align="middle" draw:auto-grow-height="false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199cm" draw:marker-end="Arrow" draw:marker-end-width="0.299cm" draw:textarea-horizontal-align="center" draw:textarea-vertical-align="middle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99cm" draw:marker-end="Arrow" draw:marker-end-width="0.299cm" draw:textarea-horizontal-align="center" draw:textarea-vertical-align="middle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99cm" draw:marker-end-width="0.299cm" draw:textarea-horizontal-align="center" draw:textarea-vertical-align="middle" fo:padding-top="0.124cm" fo:padding-bottom="0.124cm" fo:padding-left="0.249cm" fo:padding-right="0.24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4pt" style:font-size-asian="14pt" style:font-size-complex="14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cm" svg:height="24cm" svg:x="0cm" svg:y="0cm">
          <text:p/>
        </draw:rect>
        <draw:rect draw:style-name="gr2" draw:text-style-name="P1" xml:id="id11" draw:id="id11" draw:layer="layout" svg:width="4.947cm" svg:height="8.414cm" svg:x="0.2cm" svg:y="9.541cm">
          <text:p/>
        </draw:rect>
        <draw:custom-shape draw:style-name="gr3" draw:text-style-name="P1" xml:id="id1" draw:id="id1" draw:layer="layout" svg:width="4cm" svg:height="3cm" svg:x="10.8cm" svg:y="0.2cm">
          <text:p text:style-name="P1">PicOS</text:p>
          <text:p text:style-name="P1">prax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2" draw:id="id2" draw:layer="layout" svg:width="4cm" svg:height="3cm" svg:x="6.3cm" svg:y="3.8cm">
          <text:p text:style-name="P1">PiComp</text:p>
          <text:p text:style-name="P1">(V)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xml:id="id4" draw:id="id4" draw:layer="layout" svg:width="4cm" svg:height="3cm" svg:x="6.3cm" svg:y="8.4cm">
          <text:p text:style-name="P1">SMURPH</text:p>
          <text:p text:style-name="P1">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0" draw:id="id10" draw:layer="layout" svg:width="4cm" svg:height="2cm" svg:x="0.6cm" svg:y="9.9cm">
          <text:p text:style-name="P1">VUE<text:span text:style-name="T1">2</text:span></text:p>
          <text:p text:style-name="P1">libra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5cm" svg:height="3cm" svg:x="10.3cm" svg:y="12.3cm">
          <text:p text:style-name="P1">PicOS</text:p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4.192cm" svg:height="1.7cm" svg:x="10.8cm" svg:y="13.3cm">
          <text:p text:style-name="P1"><text:span text:style-name="T2">VUE</text:span><text:span text:style-name="T3">2</text:span><text:span text:style-name="T2">-compliant</text:span></text:p>
          <text:p text:style-name="P1"><text:span text:style-name="T2">modu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4cm" svg:height="3cm" svg:x="15.5cm" svg:y="3.8cm">
          <text:p text:style-name="P1">PiComp</text:p>
          <text:p text:style-name="P1">(P)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" draw:text-style-name="P1" draw:layer="layout" svg:x1="10.8cm" svg:y1="1.7cm" svg:x2="8.3cm" svg:y2="3.8cm" draw:start-shape="id1" draw:start-glue-point="5" draw:end-shape="id2" svg:d="M10800 1700h-2500v2100">
          <text:p/>
        </draw:connector>
        <draw:connector draw:style-name="gr5" draw:text-style-name="P1" draw:layer="layout" svg:x1="14.8cm" svg:y1="1.7cm" svg:x2="17.5cm" svg:y2="3.8cm" draw:start-shape="id1" draw:start-glue-point="7" draw:end-shape="id3" draw:end-glue-point="4" svg:d="M14800 1700h2700v2100">
          <text:p/>
        </draw:connector>
        <draw:connector draw:style-name="gr5" draw:text-style-name="P1" draw:layer="layout" svg:x1="8.3cm" svg:y1="6.8cm" svg:x2="8.3cm" svg:y2="8.4cm" draw:start-shape="id2" draw:start-glue-point="6" draw:end-shape="id4" draw:end-glue-point="4" svg:d="M8300 6800v1600">
          <text:p/>
        </draw:connector>
        <draw:custom-shape draw:style-name="gr3" draw:text-style-name="P1" xml:id="id5" draw:id="id5" draw:layer="layout" svg:width="4cm" svg:height="3cm" svg:x="15.5cm" svg:y="8.4cm">
          <text:p text:style-name="P1">C sour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7.5cm" svg:y1="6.8cm" svg:x2="17.5cm" svg:y2="8.4cm" svg:d="M17500 6800v1600">
          <text:p/>
        </draw:connector>
        <draw:custom-shape draw:style-name="gr3" draw:text-style-name="P1" xml:id="id6" draw:id="id6" draw:layer="layout" svg:width="4cm" svg:height="3cm" svg:x="15.5cm" svg:y="16.2cm">
          <text:p text:style-name="P1">C compiler</text:p>
          <text:p text:style-name="P1">&amp;</text:p>
          <text:p text:style-name="P1">link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" draw:text-style-name="P1" draw:layer="layout" svg:x1="17.5cm" svg:y1="11.4cm" svg:x2="17.5cm" svg:y2="16.2cm" draw:start-shape="id5" draw:start-glue-point="6" draw:end-shape="id6" draw:end-glue-point="4" svg:d="M17500 11400v4800">
          <text:p/>
        </draw:connector>
        <draw:connector draw:style-name="gr5" draw:text-style-name="P1" draw:layer="layout" svg:x1="14.2cm" svg:y1="15.3cm" svg:x2="15.5cm" svg:y2="17.7cm" draw:start-shape="id7" draw:start-glue-point="0" draw:end-shape="id6" draw:end-glue-point="5" svg:d="M14200 15300v2400h1300">
          <text:p/>
        </draw:connector>
        <draw:custom-shape draw:style-name="gr3" draw:text-style-name="P1" xml:id="id8" draw:id="id8" draw:layer="layout" svg:width="4cm" svg:height="3cm" svg:x="15.5cm" svg:y="20.5cm">
          <text:p text:style-name="P1">Loadable</text:p>
          <text:p text:style-name="P1">image(s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17.5cm" svg:y1="19.2cm" svg:x2="17.5cm" svg:y2="20.5cm" draw:start-shape="id6" draw:start-glue-point="6" draw:end-shape="id8" draw:end-glue-point="4" svg:d="M17500 19200v1300">
          <text:p/>
        </draw:connector>
        <draw:custom-shape draw:style-name="gr3" draw:text-style-name="P1" draw:layer="layout" svg:width="4cm" svg:height="2cm" svg:x="0.6cm" svg:y="12.6cm">
          <text:p text:style-name="P1">Hardware</text:p>
          <text:p text:style-name="P1">model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cm" svg:height="2cm" svg:x="0.6cm" svg:y="15.3cm">
          <text:p text:style-name="P1">Channel</text:p>
          <text:p text:style-name="P1">model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13" draw:id="id13" draw:layer="layout" svg:width="4cm" svg:height="3cm" svg:x="5.8cm" svg:y="16.2cm">
          <text:p text:style-name="P1">SMURPH</text:p>
          <text:p text:style-name="P1">compiler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" draw:text-style-name="P1" draw:layer="layout" svg:x1="8.3cm" svg:y1="11.4cm" svg:x2="8.3cm" svg:y2="16.2cm" draw:start-shape="id4" draw:start-glue-point="6" draw:end-shape="id9" draw:end-glue-point="0" svg:d="M8300 11400v4800">
          <text:p/>
        </draw:connector>
        <draw:connector draw:style-name="gr6" draw:text-style-name="P1" draw:layer="layout" svg:x1="4.6cm" svg:y1="10.9cm" svg:x2="4.6cm" svg:y2="10.9cm" draw:start-shape="id10" draw:start-glue-point="7" draw:end-shape="id10" draw:end-glue-point="7" svg:d="M4600 10900z">
          <text:p/>
        </draw:connector>
        <draw:line draw:style-name="gr7" draw:text-style-name="P1" draw:layer="layout" svg:x1="7cm" svg:y1="16.2cm" svg:x2="7.5cm" svg:y2="16.2cm">
          <text:p/>
        </draw:line>
        <draw:line draw:style-name="gr7" draw:text-style-name="P1" xml:id="id12" draw:id="id12" draw:layer="layout" svg:x1="6.9cm" svg:y1="16.2cm" svg:x2="7.4cm" svg:y2="16.2cm">
          <text:p/>
        </draw:line>
        <draw:connector draw:style-name="gr5" draw:text-style-name="P1" draw:layer="layout" draw:line-skew="1.108cm" svg:x1="5.147cm" svg:y1="13.748cm" svg:x2="7.15cm" svg:y2="16.2cm" draw:start-shape="id11" draw:start-glue-point="1" draw:end-shape="id12" draw:end-glue-point="0" svg:d="M5147 13748h1985v2452h18">
          <text:p/>
        </draw:connector>
        <draw:custom-shape draw:style-name="gr3" draw:text-style-name="P1" xml:id="id14" draw:id="id14" draw:layer="layout" svg:width="4cm" svg:height="3cm" svg:x="5.8cm" svg:y="20.5cm">
          <text:p text:style-name="P1">Executable</text:p>
          <text:p text:style-name="P1">VUE<text:span text:style-name="T4">2</text:span></text:p>
          <text:p text:style-name="P1">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cm" svg:height="2cm" svg:x="0.6cm" svg:y="21cm">
          <text:p text:style-name="P1">Network</text:p>
          <text:p text:style-name="P1">descrip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" draw:layer="layout" svg:x1="4.6cm" svg:y1="22cm" svg:x2="5.8cm" svg:y2="22cm" svg:d="M4600 22000h1200">
          <text:p/>
        </draw:connector>
        <draw:connector draw:style-name="gr5" draw:text-style-name="P1" draw:layer="layout" svg:x1="7.8cm" svg:y1="19.2cm" svg:x2="7.8cm" svg:y2="20.5cm" draw:start-shape="id13" draw:start-glue-point="6" draw:end-shape="id14" draw:end-glue-point="4" svg:d="M7800 19200v1300">
          <text:p/>
        </draw:connector>
        <draw:line draw:style-name="gr7" draw:text-style-name="P1" xml:id="id7" draw:id="id7" draw:layer="layout" svg:x1="13.7cm" svg:y1="15.3cm" svg:x2="14.7cm" svg:y2="15.3cm">
          <text:p/>
        </draw:line>
        <draw:line draw:style-name="gr7" draw:text-style-name="P1" xml:id="id9" draw:id="id9" draw:layer="layout" svg:x1="7.8cm" svg:y1="16.2cm" svg:x2="8.8cm" svg:y2="16.2cm">
          <text:p/>
        </draw:line>
        <draw:line draw:style-name="gr7" draw:text-style-name="P1" xml:id="id15" draw:id="id15" draw:layer="layout" svg:x1="11cm" svg:y1="15cm" svg:x2="11.5cm" svg:y2="15cm">
          <text:p/>
        </draw:line>
        <draw:connector draw:style-name="gr5" draw:text-style-name="P1" draw:layer="layout" svg:x1="11.25cm" svg:y1="15cm" svg:x2="9.8cm" svg:y2="17.7cm" draw:start-shape="id15" draw:start-glue-point="0" draw:end-shape="id13" draw:end-glue-point="7" svg:d="M11250 15000v2700h-1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8M57S</meta:editing-duration>
    <meta:editing-cycles>8</meta:editing-cycles>
    <meta:generator>OpenOffice/4.1.14$Win32 OpenOffice.org_project/4114m1$Build-9811</meta:generator>
    <dc:date>2024-04-25T14:18:37.73</dc:date>
    <dc:creator>Pawel Gburzynski</dc:creator>
    <meta:document-statistic meta:object-count="35"/>
  </office:meta>
</office:document-meta>
</file>